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style:writing-mode="lr-tb"/>
    </style:style>
    <style:style style:name="P3" style:family="paragraph" style:parent-style-name="Text_20_body">
      <style:text-properties officeooo:rsid="00020213" officeooo:paragraph-rsid="00020213"/>
    </style:style>
    <style:style style:name="P4" style:family="paragraph" style:parent-style-name="Text_20_body">
      <style:text-properties officeooo:rsid="00063add" officeooo:paragraph-rsid="00063add"/>
    </style:style>
    <style:style style:name="P5" style:family="paragraph" style:parent-style-name="Text_20_body">
      <style:text-properties officeooo:rsid="00081571" officeooo:paragraph-rsid="00081571"/>
    </style:style>
    <style:style style:name="P6" style:family="paragraph" style:parent-style-name="Text_20_body">
      <style:text-properties officeooo:rsid="00093cae" officeooo:paragraph-rsid="00093cae"/>
    </style:style>
    <style:style style:name="P7" style:family="paragraph" style:parent-style-name="Text_20_body">
      <style:text-properties officeooo:rsid="000d99b9" officeooo:paragraph-rsid="000d99b9"/>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020213"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officeooo:rsid="0004b242"/>
    </style:style>
    <style:style style:name="T6" style:family="text">
      <style:text-properties officeooo:rsid="000b04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d9445bb0-218a-0139-483a-268909ec9c8e"/>Introduction</text:p>
      <text:p text:style-name="Text_20_body"/>
      <text:p text:style-name="P2"><text:span text:style-name="T1">Het genieten van een goede opleiding is voor velen van groot belang. Voor het vinden van de opleiding met de hoogste kwaliteit kijkt men vaak naar de status van de universiteit waar deze aangeboden wordt. Er zijn echter veel aspecten waarop een universiteit in kwaliteit beoordeeld kan worden, en het is mogelijk dat niet alles een directe invloed heeft op het niveau van de opleidingen die een instituut aanbiedt. In dit onderzoek zal gekeken worden naar de invloed van de scores van verscheidene aspecten op de uiteindelijke </text:span><text:span text:style-name="T3">ranking </text:span><text:span text:style-name="T1">van een universiteit. Deze scores zijn verkregen van de Times Higher Education World University Rankings (REFERENTIE), van de jaren 2016, 2017 en 2018. De vraag is of er specifieke factoren zijn die een sterke invloed uitoefenen op de uiteindelijke kwaliteit van een universiteit. Door middel van diepgaande data-analyse zal er vanuit de verkregen scores naar mogelijke verbanden worden gezocht, om deze uiteindelijk grafisch duidelijk weer te geven, zodat de resultaten leesbaar zijn, ongeacht de educatieve achtergrond van de lezer. </text:span><text:span text:style-name="T2">Ook zal er worden gezocht naar de meest consistente en inconsistente unviresiteiten en regio’s binnen de ranglijst. Daarnaast zal er ook naar de meest opvallende en relevante verschillen in de top 200 universiteiten worden gezocht, en uiteindelijk of er zich andere interessante patronen voordoen binnen de dataset. Hiervoor zal deze vergeleken worden met een nieuwe dataset betreffende het nationaal product van de landen waarin de gerankte universiteiten zich bevinden. </text:span><text:span text:style-name="T1">HYPOTHESE. VERWACHTINGEN.</text:span></text:p>
      <text:p text:style-name="Text_20_body"/>
      <text:p text:style-name="P1">Methode</text:p>
      <text:p text:style-name="Text_20_body"/>
      <text:p text:style-name="P2"><text:span text:style-name="T1">De data die gebruikt is in dit onderzoek is verkregen van de website van de Times Higher Education World University Rankings (REFERENTIE). Op deze website staat voor elk jaar vanaf 2011 een ranglijst met ‘s werelds top universiteiten. Voor dit onderzoek is er alleen gekeken naar de scores van de jaren 2016, 2017 en 2018, om zo relevant mogelijke resultaten te kunnen geven. Voor het </text:span><text:span text:style-name="T3">scrapen </text:span><text:span text:style-name="T1">van de data werd er gebruik gemaakt van de Python</text:span><text:span text:style-name="T4"> </text:span><text:span text:style-name="T3">requests package. </text:span><text:span text:style-name="T1">Het opgevraagde HTML-bestand bevatte echter niet de benodigde tabel, aangezien deze interactief door JavaScript werd geladen. Er is vervolgens een </text:span><text:span text:style-name="T3">webdriver </text:span><text:span text:style-name="T1">gebruikt om de tabel uit te lezen en zo de relevante data te </text:span><text:span text:style-name="T3">scrapen</text:span><text:span text:style-name="T1">.</text:span></text:p>
      <text:p text:style-name="P2"><text:span text:style-name="T1">De verkregen data was echter incompleet. In de kolommen “</text:span><text:span text:style-name="T3">overall score</text:span><text:span text:style-name="T4">”</text:span><text:span text:style-name="T1">, “</text:span><text:span text:style-name="T3">industry score</text:span><text:span text:style-name="T4">”</text:span><text:span text:style-name="T1">, “</text:span><text:span text:style-name="T3">international students</text:span><text:span text:style-name="T4">” </text:span><text:span text:style-name="T1">en “</text:span><text:span text:style-name="T3">female/male ratio</text:span><text:span text:style-name="T4">” </text:span><text:span text:style-name="T1">misten meerdere waarden, waardoor deze onbruikbaar werden. Om deze data toch te kunnen gebruiken zijn deze waarden ingevuld door middel van een </text:span><text:span text:style-name="T3">machine learning</text:span><text:span text:style-name="T4"> </text:span><text:span text:style-name="T1">algoritme (REFERENTIE APPENDIX). Dit algoritme nam 80 procent van de bestaande datapunten en heeft daaruit een zo precies mogelijke voorspelling gedaan voor de missende waarden. De resterende 20 procent is als testdata voor het algoritme gebruikt. De kolommen “</text:span><text:span text:style-name="T3">overall score</text:span><text:span text:style-name="T4">” </text:span><text:span text:style-name="T1">en “</text:span><text:span text:style-name="T3">industry score</text:span><text:span text:style-name="T4">” </text:span><text:span text:style-name="T1">hadden een accuratie van 98.8 en 50 procent, respectievelijk. Deze data is als correct beschouwd, en gebruikt in het resterende onderzoek. De “f</text:span><text:span text:style-name="T3">emale/male ratio</text:span><text:span text:style-name="T4">” </text:span><text:span text:style-name="T1">bleek slechts 15 procent accuraat, en de verkregen data is dan ook niet gebruikt. Voor deze kolom is uiteindelijk de gemiddelde man/vrouw verdeling van alle </text:span><text:soft-page-break/><text:span text:style-name="T1">universiteiten per land genomen voor elke universiteit waar deze data miste. Voor de kolom “international students” is gekozen om de missende datapunten in te vullen als 0, vanwege het vermoeden dat er simpelweg geen internationale studenten aan deze universiteiten studeerden in de betreffende jaren. Dit is een uiterst onnauwkeurige oplossing, en hier is dan ook rekening mee gehouden in de resultaten.</text:span></text:p>
      <text:p text:style-name="P3">Om een duidelijke weergave van de verbanden binnen de dataset te kunnen bieden, is er de keuze gemaakt om deze in meerdere grafische voorstellingen te verwerken. <text:span text:style-name="T5">Door middel van bokeh zijn er <text:s/>meerdere plots gecreeerd die een verband zou kunnen aantonen. Een interactieve wereldkaart met de hoeveelheid gerankte universiteiten per land en een staafdiagram van het aantal universiteiten per continent, beiden voor alle drie de jaren, zijn gemaakt om de consistentie van de universiteiten binnen deze gebieden weer te geven. Een staafdiagram van de universiteiten per regio werden toegevoegd voor een specifiekere blik. Om een mogelijk verband in de top 200 universiteiten aan te tonen is een tornado diagram gemaakt van de verdeling tussen de mannen en vrouwen die aan deze universiteiten studeerden, en een scatterplot voor het percentage intenationale studenten per universiteit. Voor eventuele andere verband zijn er een histogram met de verdeling van de scores per universiteit gemaakt, evenals een radar plot betreffende het percentage internationale studenten, het percentage mannelijke studenten, de hoeveelheid studenten en het percentage staf per student. <text:line-break/>Om dit duidelijk online weer te kunnen geven, is er op de aangewezen server de mogelijkheid gecreeerd om de informatie per werelddeel per jaar weer te kunnen geven. Ook zijn slechts de relevantste grafieken weergegeven, om een zo duidelijk mogelijk beeld te kunnen schetsen van eventuele verbanden.</text:span></text:p>
      <text:p text:style-name="P3"/>
      <text:p text:style-name="P4">Resulstaten. </text:p>
      <text:p text:style-name="P5">Het is niet helemaal duidelijk wat we hier moeten doen. Moeten we hier de plots beschrijven, of is het beter om ze gewoon weer te geven. Of moeten de plots in de appendix? In ieder geval, het is niet helemaal duidelijk wat er naast de inhoud van de plots in de resultaten zou moeten staan, aangezien de verbanden in de discussie worden besproken. </text:p>
      <text:p text:style-name="P5"/>
      <text:p text:style-name="P5">Discussie</text:p>
      <text:p text:style-name="P6">Vanuit de diagrammen van de hoeveelheid universiteiten per continent en per regio zijn wat opvallende trends op te merken. Zo is te zien dat met name Europa en Noord America in de afgelopen drie jaren duidelijk gestegen zijn in hoeveelheid gerankte universiteiten. Dit laat zien dat in deze gebieden de kwaliteit van de universiteit genoeg is gestegen om die van de andere regios uit de lijst te duwen. Daarentegen daalt de hoeveelheid universiteiten in zowel Zuid Amerika als Azie, specifiek in Oost Azie. Deze gebieden zijn van allen het minst consistent gebleken, zij het in negatieve of positieve zin.<text:line-break/>In de top 200 universiteiten zijn helaas weinig verschillende aspecten te zien. Het precentage internationale studenten verschilt weinig, tenzij er naar de volledige ranglijst wordt gekeken. In de verdeling tussen man en vrouw is ook <text:span text:style-name="T6">weinig opvallends te zien. Er zijn enkele uitschieters, maar er is geen duidelijke trend aan te wijzen, en de meeste universiteiten zitten rond de 50-50 verdeling. <text:line-break/>Wat betreft andere opvallende verbanden, blijkt dat de grote meerderheid van de universiteiten een </text:span><text:soft-page-break/><text:span text:style-name="T6">score onder 60 heeft gekregen, in alle drie de jaren. Dit laat zien dat de scores niet normaal verdeeld zijn, en het niveau vn een gemiddelde universiteit waarschijnlijk lager ligt dan men verwacht. Ook is te zien dat de radar plots van de top vijf universiteiten per jaar behoorlijk overeenkomen in vorm. <text:line-break/>Uiteindelijk is er helaas geen duidelijke sterkste invloed op de rank van een universiteit naar voren gekomen. Dit kan gelegen hebben aan een tekort aan relevante plots, of er is simpelweg gewoon niet een specifiek aspect dat het belangrijkst is voor de ranking van een universiteit.</text:span></text:p>
      <text:p text:style-name="P6"/>
      <text:p text:style-name="P7">Sharelatex versie</text:p>
      <text:p text:style-name="P7"/>
      <text:p text:style-name="P7">\documentclass{article}</text:p>
      <text:p text:style-name="P7">\usepackage[utf8]{inputenc}</text:p>
      <text:p text:style-name="P7"/>
      <text:p text:style-name="P7">\title{DAV data analyse}</text:p>
      <text:p text:style-name="P7">\author{Daniel Perez Jensen, Anthony <text:s/>Thieme, Wijnand Jeroen Potthoff en Kalle Janssen }</text:p>
      <text:p text:style-name="P7">\date{June 2018}</text:p>
      <text:p text:style-name="P7"/>
      <text:p text:style-name="P7">\begin{document}</text:p>
      <text:p text:style-name="P7"/>
      <text:p text:style-name="P7">\maketitle</text:p>
      <text:p text:style-name="P7"/>
      <text:p text:style-name="P7">\section*{Introduction}</text:p>
      <text:p text:style-name="P7"/>
      <text:p text:style-name="P7">Het genieten van een goede opleiding is voor velen van groot belang. Voor het vinden van de opleiding met de hoogste kwaliteit kijkt men vaak naar de status van de universiteit waar deze aangebodden wordt. Er zijn echter veel aspecten waarop een universiteit in kwaliteit beoordeeld kan worden. Ook is het zo dat niet alles directe invloed heeft op het niveau van de opleidingingen die een instituut aanbied.</text:p>
      <text:p text:style-name="P7"/>
      <text:p text:style-name="P7">In dit onderzoek zal er worden gekeken naar de invloed van de scores van verscheidene aspecten op de uitendelijke ranking van een universiteit. Deze scores zijn verkregen van de Times Higher Education World University Rankins [Referentie], van de jaren 2016, 2016 en 2018. De vraag is of er specifieke factoren zijn die een sterke invloed uitoefenen op de uiteindelijke kwaliteit van een universiteit. Door middel van diepgaande data-analyse zal er vanuit de verkregen scores naar mogelijke vervanden worden gezocht. Deze worden dan grafisch weergegeven zodat de resultaten gemakkelijk te lezen en te begrijpen zijn, ongeachtr de edicatieve achtergrond van de lezer.</text:p>
      <text:p text:style-name="P7"><text:soft-page-break/></text:p>
      <text:p text:style-name="P7"/>
      <text:p text:style-name="P7">Ook zal er worden gezocht naar de meest consistente en inconsistente universiteiten en regio's binnen deze ranglijst. Daarnaast zal er ook naar de meest opvallende en relevante verschillen in de top tweehonderd universiteiten worden gezocht, en uiteindelijk of er zich andere interessante patronen voordoen binnen de dataset. Hiervoor zal deze vergeleken worden met een nieuwe dataset betreffende het bruto nationaal product van de landen waarin de gerankte universiteiten zich bevinden.</text:p>
      <text:p text:style-name="P7"/>
      <text:p text:style-name="P7">*HYPOTHESE. VERWACHTINGEN.*</text:p>
      <text:p text:style-name="P7"/>
      <text:p text:style-name="P7"/>
      <text:p text:style-name="P7">\section*{Methode}</text:p>
      <text:p text:style-name="P7"/>
      <text:p text:style-name="P7">De data die gebruikt is in dit onderzoek is verkregen van de website van de Times Higher Education World University Rankings [Referentie]. Op deze website wordt er vanaf 2011 elk jaar <text:s/>een ranglijst bij gehouden met 's werelds top universiteiten. Voor dit onderzoek is er alleen gekeken naar de rijnglijsten uit de jaren 2016, 2017 en 2018. </text:p>
      <text:p text:style-name="P7"/>
      <text:p text:style-name="P7">Voor het scrapen van de data werd er gebruik gemaakt van de Python requests package. Het opgevraagde HTML-bestand bevatte echter niet de benodigde tavel, aangezien deze interactief door JavaScript werd geladen. Er is vervolgens een webdriver gebruikt om de tabel uit te lezen en zo de relevante data te scrapen. </text:p>
      <text:p text:style-name="P7"/>
      <text:p text:style-name="P7">Omdat we veel data-punten misten in de kolommen \textit{score\_industry, pct\_intl\_student, male/female ratio en score\_overall} zochten we naar manieren om deze in te vullen. Uiteindelijk werd er gekozen om de missende data-punten in de kolommen \textit{score\_industry en score\_overall} in te vullen door middel van machine learning. Hiervoor werd de python module scikit-learn[referentie naar scikit-learn] gebruikt. De data-punten werden ingevuld door middel van \textit{multiple} lineaire regressie. Dit is een vorm van machine learning die geleend is van statistiek. Om onze \textit{classifier} te trainen gebruikten we alle rijen in ons data-set die geen data-punten misten in de kolommen \textit{ranking, score\_overall, score\_teaching, score\_research, score\_citation en score\_int\_outlook}. Deze kolommen waren de \textit{features} voor onze classifier, met de \textit{features} kan je proberen de waarde van een gekozen \textit{label} te voorspellen. Deze classifier werd vervolgens gebruikt om alle rijen waarin er missende waarden waren voor de kolommen score\_overall en score\_industry in te vullen. Dit deed hij met een nauwkeurigheid van 99.9\% en 52\% respectievelijk. De \textit{male/female ratio} bleek slechts 15 procent accuraat, en de verkregen data is dan ook niet gebruikt. Voor deze kolom is <text:soft-page-break/>uiteindelijk de gemiddelde man/vrouw verdeling van alle universiteiten per land genomen voor elke universiteit waar deze data miste</text:p>
      <text:p text:style-name="P7"/>
      <text:p text:style-name="P7"/>
      <text:p text:style-name="P7"/>
      <text:p text:style-name="P7"/>
      <text:p text:style-name="P7"/>
      <text:p text:style-name="P7">\\ \\ \\ <text:s/>------ Voor de kolom “international students” is gekozen om de missende datapunten in te vullen als 0, vanwege het vermoeden dat er simpelweg geen internationale studenten aan deze universiteiten studeerden in de betreffende jaren. Dit is een uiterst onnauwkeurige oplossing, en hier is dan ook rekening mee gehouden in de resultaten. -----</text:p>
      <text:p text:style-name="P7"/>
      <text:p text:style-name="P7"/>
      <text:p text:style-name="P7"/>
      <text:p text:style-name="P7"/>
      <text:p text:style-name="P7">Om een duidelijke weergave van de verbanden binnen de dataset te kunnen bieden, is er de keuze gemaakt om deze in meerdere grafische voorstellingen te verwerken. Door bokeh te gevruiken worden er verschillende plots gemaakt om het aantal universiteiten per continent weer te geven voor elk jaar,</text:p>
      <text:p text:style-name="P7"/>
      <text:p text:style-name="P7"/>
      <text:p text:style-name="P7"/>
      <text:p text:style-name="P7">Om een duidelijke weergave van de verbanden binnen de dataset te kunnen bieden, is er de keuze</text:p>
      <text:p text:style-name="P7">gemaakt om deze in meerdere grafische voorstellingen te verwerken. Door middel van bokeh zijn er</text:p>
      <text:p text:style-name="P7">meerdere plots gecreeerd die een verband zou kunnen aantonen. Een interactieve wereldkaart met</text:p>
      <text:p text:style-name="P7">de hoeveelheid gerankte universiteiten per land en een staafdiagram van het aantal universiteiten</text:p>
      <text:p text:style-name="P7">per continent, beiden voor alle drie de jaren, zijn gemaakt om de consistentie van de universiteiten</text:p>
      <text:p text:style-name="P7">binnen deze gebieden weer te geven. Een staafdiagram van de universiteiten per regio werden</text:p>
      <text:p text:style-name="P7">toegevoegd voor een specifiekere blik. Om een mogelijk verband in de top 200 universiteiten aan te</text:p>
      <text:p text:style-name="P7">tonen is een tornado diagram gemaakt van de verdeling tussen de mannen en vrouwen die aan deze</text:p>
      <text:p text:style-name="P7">universiteiten studeerden, en een scatterplot voor het percentage intenationale studenten per</text:p>
      <text:p text:style-name="P7">universiteit. Voor eventuele andere verband zijn er een histogram met de verdeling van de scores</text:p>
      <text:p text:style-name="P7">per universiteit gemaakt, evenals een radar plot betreffende het percentage internationale studenten,</text:p>
      <text:p text:style-name="P7"><text:soft-page-break/>het percentage mannelijke studenten, de hoeveelheid studenten en het percentage staf per student.</text:p>
      <text:p text:style-name="P7">Om dit duidelijk online weer te kunnen geven, is er op de aangewezen server de mogelijkheid</text:p>
      <text:p text:style-name="P7">gecreeerd om de informatie per werelddeel per jaar weer te kunnen geven. Ook zijn slechts de</text:p>
      <text:p text:style-name="P7">relevantste grafieken weergegeven, om een zo duidelijk mogelijk beeld te kunnen schetsen van</text:p>
      <text:p text:style-name="P7">eventuele verbanden.</text:p>
      <text:p text:style-name="P7">\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0:50:58.946051965</meta:creation-date>
    <dc:date>2018-06-28T12:46:03.679497039</dc:date>
    <meta:editing-duration>PT17M23S</meta:editing-duration>
    <meta:editing-cycles>4</meta:editing-cycles>
    <meta:generator>LibreOffice/5.1.6.2$Linux_X86_64 LibreOffice_project/10m0$Build-2</meta:generator>
    <meta:document-statistic meta:table-count="0" meta:image-count="0" meta:object-count="0" meta:page-count="6" meta:paragraph-count="46" meta:word-count="1995" meta:character-count="13180" meta:non-whitespace-character-count="11220"/>
  </office:meta>
</office:document-meta>
</file>